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2661in" fo:text-indent="0in" style:auto-text-indent="false"/>
    </style:style>
    <style:style style:name="P2" style:family="paragraph" style:parent-style-name="Text_20_body">
      <style:paragraph-properties fo:margin-left="0in" fo:margin-right="0.2661in" fo:text-align="center" style:justify-single-word="false" fo:text-indent="0in" style:auto-text-indent="false"/>
    </style:style>
    <style:style style:name="T1" style:family="text">
      <style:text-properties fo:color="#ff0000"/>
    </style:style>
    <style:style style:name="T2" style:family="text">
      <style:text-properties fo:font-style="italic"/>
    </style:style>
    <style:style style:name="T3" style:family="text">
      <style:text-properties style:text-position="-33% 80%" fo:font-style="italic"/>
    </style:style>
    <style:style style:name="T4"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beginning the calculation and estimation of the signal it is useful to do some assumptions. First we needed to divide the signal into blocks. The length of each block is needed to be 20ms according to the stationary properties of the signal <text:span text:style-name="T1">[MM]. </text:span>When using the Fs at 16 kHz, it will give us a block length of 320 ms. Consider the first 10 blocks to be background noise, then mean and variance could be calculated and used as a reference to the rest of the blocks to detect where a threshold is reached. </text:p>
      <text:p text:style-name="P1"> </text:p>
      <text:p text:style-name="P1"> </text:p>
      <text:p text:style-name="P2"><draw:frame draw:style-name="fr1" draw:name="Графический объект1" text:anchor-type="as-char" svg:width="4.1354in" svg:height="0.2811in" draw:z-index="0"><draw:image xlink:href="../../../../C:%5CUsers%5CValerij%5CAppData%5CLocal%5CTemp%5Cmsohtmlclip1%5C01%5Cclip_image002.gif" xlink:type="simple" xlink:show="embed" xlink:actuate="onLoad"/></draw:frame>         <text:span text:style-name="T2">Eq. 4.2</text:span></text:p>
      <text:p text:style-name="P1"> </text:p>
      <text:p text:style-name="P1"> </text:p>
      <text:p text:style-name="P1">The threshold in our case where tested and tuned to <text:span text:style-name="T2">1.2</text:span> *  <text:span text:style-name="T2">t</text:span><text:span text:style-name="T3">w</text:span>. The result of the preemphasized signal cut down by the VAD is presented in <text:span text:style-name="T4">Figure 4.4a and figure 4.4b</text:span>.</text:p>
      <text:p text:style-name="P1"> </text:p>
      <text:p text:style-name="P1"> </text:p>
      <text:p text:style-name="P1"> </text:p>
      <text:p text:style-name="P1"><draw:frame draw:style-name="fr2" draw:name="Графический объект2" text:anchor-type="as-char" svg:y="0.7811in" svg:width="6.2917in" svg:height="0.7189in" draw:z-index="1"><draw:image xlink:href="../../../../C:%5CUsers%5CValerij%5CAppData%5CLocal%5CTemp%5Cmsohtmlclip1%5C01%5Cclip_image004.jpg" xlink:type="simple" xlink:show="embed" xlink:actuate="onLoad"/></draw:frame></text:p>
      <text:p text:style-name="Text_20_body"><text:soft-page-break/><draw:frame draw:style-name="fr1" draw:name="Графический объект3" text:anchor-type="as-char" svg:width="5.8335in" svg:height="4.3752in" draw:z-index="2"><draw:image xlink:href="../../../../C:%5CUsers%5CValerij%5CAppData%5CLocal%5CTemp%5Cmsohtmlclip1%5C01%5Cclip_image005.gif"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j </meta:initial-creator>
    <meta:creation-date>2015-02-09T13:41:19.43</meta:creation-date>
    <meta:document-statistic meta:table-count="0" meta:image-count="3" meta:object-count="0" meta:page-count="2" meta:paragraph-count="12" meta:word-count="129" meta:character-count="702"/>
    <dc:date>2015-02-09T14:46:18.64</dc:date>
    <dc:creator>Valerij </dc:creator>
    <meta:editing-duration>PT49M48S</meta:editing-duration>
    <meta:editing-cycles>1</meta:editing-cycles>
    <meta:generator>OpenOffice/4.1.1$Win32 OpenOffice.org_project/411m6$Build-9775</meta:generator>
  </office:meta>
</office:document-meta>
</file>